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5.56pt"/>
    </style:style>
    <style:style style:name="co3" style:family="table-column">
      <style:table-column-properties fo:break-before="auto" style:column-width="78.35pt"/>
    </style:style>
    <style:style style:name="co4" style:family="table-column">
      <style:table-column-properties fo:break-before="auto" style:column-width="85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emplate-15 в</text:p>
          </table:table-cell>
          <table:table-cell table:style-name="Default" office:value-type="string" calcext:value-type="string">
            <text:p>Template в</text:p>
          </table:table-cell>
          <table:table-cell table:style-name="Default" office:value-type="string" calcext:value-type="string">
            <text:p>Template+15 в</text:p>
          </table:table-cell>
          <table:table-cell table:style-name="Default" office:value-type="string" calcext:value-type="string">
            <text:p>Template-15 бв</text:p>
          </table:table-cell>
          <table:table-cell table:style-name="Default" office:value-type="string" calcext:value-type="string">
            <text:p>Template бв</text:p>
          </table:table-cell>
          <table:table-cell table:style-name="Default" office:value-type="string" calcext:value-type="string">
            <text:p>Template+15 бв</text:p>
          </table:table-cell>
          <table:table-cell table:style-name="Default" office:value-type="string" calcext:value-type="string">
            <text:p>Время окончания</text:p>
          </table:table-cell>
          <table:table-cell/>
        </table:table-row>
        <table:table-row table:style-name="ro1">
          <table:table-cell office:value-type="string" calcext:value-type="string">
            <text:p>empty</text:p>
          </table:table-cell>
          <table:table-cell office:value-type="time" office:time-value="PT14H12M00S" calcext:value-type="time">
            <text:p>02:12:00 PM</text:p>
          </table:table-cell>
          <table:table-cell office:value-type="time" office:time-value="PT14H12M20S" calcext:value-type="time">
            <text:p>02:12:20 PM</text:p>
          </table:table-cell>
          <table:table-cell office:value-type="time" office:time-value="PT14H12M40S" calcext:value-type="time">
            <text:p>02:12:40 PM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10115034" calcext:value-type="float">
            <text:p>10115034</text:p>
          </table:table-cell>
          <table:table-cell office:value-type="time" office:time-value="PT14H18M10S" calcext:value-type="time">
            <text:p>02:18:10 PM</text:p>
          </table:table-cell>
          <table:table-cell office:value-type="time" office:time-value="PT14H18M20S" calcext:value-type="time">
            <text:p>02:18:20 PM</text:p>
          </table:table-cell>
          <table:table-cell office:value-type="time" office:time-value="PT14H18M40S" calcext:value-type="time">
            <text:p>02:18:40 PM</text:p>
          </table:table-cell>
          <table:table-cell office:value-type="time" office:time-value="PT14H24M10S" calcext:value-type="time">
            <text:p>02:24:10 PM</text:p>
          </table:table-cell>
          <table:table-cell office:value-type="time" office:time-value="PT14H24M30S" calcext:value-type="time">
            <text:p>02:24:30 PM</text:p>
          </table:table-cell>
          <table:table-cell office:value-type="time" office:time-value="PT14H24M50S" calcext:value-type="time">
            <text:p>02:24:50 PM</text:p>
          </table:table-cell>
          <table:table-cell office:value-type="time" office:time-value="PT14H25M00S" calcext:value-type="time">
            <text:p>02:25:00 PM</text:p>
          </table:table-cell>
          <table:table-cell/>
        </table:table-row>
        <table:table-row table:style-name="ro1">
          <table:table-cell office:value-type="float" office:value="10115628" calcext:value-type="float">
            <text:p>10115628</text:p>
          </table:table-cell>
          <table:table-cell office:value-type="time" office:time-value="PT14H28M10S" calcext:value-type="time">
            <text:p>02:28:10 PM</text:p>
          </table:table-cell>
          <table:table-cell office:value-type="time" office:time-value="PT14H28M30S" calcext:value-type="time">
            <text:p>02:28:30 PM</text:p>
          </table:table-cell>
          <table:table-cell office:value-type="time" office:time-value="PT14H28M50S" calcext:value-type="time">
            <text:p>02:28:50 PM</text:p>
          </table:table-cell>
          <table:table-cell table:number-columns-repeated="4" office:value-type="time" office:time-value="PT14H32M00S" calcext:value-type="time">
            <text:p>02:32:00 PM</text:p>
          </table:table-cell>
          <table:table-cell/>
        </table:table-row>
        <table:table-row table:style-name="ro1">
          <table:table-cell office:value-type="float" office:value="10115173" calcext:value-type="float">
            <text:p>10115173</text:p>
          </table:table-cell>
          <table:table-cell table:number-columns-repeated="3" office:value-type="time" office:time-value="PT14H35M00S" calcext:value-type="time">
            <text:p>02:35:00 PM</text:p>
          </table:table-cell>
          <table:table-cell office:value-type="time" office:time-value="PT14H39M00S" calcext:value-type="time">
            <text:p>02:39:00 PM</text:p>
          </table:table-cell>
          <table:table-cell office:value-type="time" office:time-value="PT38H39M00S" calcext:value-type="time">
            <text:p>02:39:00 PM</text:p>
          </table:table-cell>
          <table:table-cell office:value-type="time" office:time-value="PT62H39M00S" calcext:value-type="time">
            <text:p>02:39:00 PM</text:p>
          </table:table-cell>
          <table:table-cell office:value-type="time" office:time-value="PT86H39M00S" calcext:value-type="time">
            <text:p>02:39:00 PM</text:p>
          </table:table-cell>
          <table:table-cell/>
        </table:table-row>
        <table:table-row table:style-name="ro1">
          <table:table-cell office:value-type="float" office:value="10114461" calcext:value-type="float">
            <text:p>10114461</text:p>
          </table:table-cell>
          <table:table-cell table:number-columns-repeated="3" office:value-type="time" office:time-value="PT14H42M00S" calcext:value-type="time">
            <text:p>02:42:00 PM</text:p>
          </table:table-cell>
          <table:table-cell office:value-type="time" office:time-value="PT14H46M00S" calcext:value-type="time">
            <text:p>02:46:00 PM</text:p>
          </table:table-cell>
          <table:table-cell office:value-type="time" office:time-value="PT38H46M00S" calcext:value-type="time">
            <text:p>02:46:00 PM</text:p>
          </table:table-cell>
          <table:table-cell office:value-type="time" office:time-value="PT62H46M00S" calcext:value-type="time">
            <text:p>02:46:00 PM</text:p>
          </table:table-cell>
          <table:table-cell office:value-type="time" office:time-value="PT86H46M00S" calcext:value-type="time">
            <text:p>02:46:00 PM</text:p>
          </table:table-cell>
          <table:table-cell/>
        </table:table-row>
        <table:table-row table:style-name="ro1">
          <table:table-cell office:value-type="float" office:value="10114464" calcext:value-type="float">
            <text:p>10114464</text:p>
          </table:table-cell>
          <table:table-cell office:value-type="time" office:time-value="PT14H47M00S" calcext:value-type="time">
            <text:p>02:47:00 PM</text:p>
          </table:table-cell>
          <table:table-cell office:value-type="time" office:time-value="PT14H48M00S" calcext:value-type="time">
            <text:p>02:48:00 PM</text:p>
          </table:table-cell>
          <table:table-cell office:value-type="time" office:time-value="PT38H48M00S" calcext:value-type="time">
            <text:p>02:48:00 PM</text:p>
          </table:table-cell>
          <table:table-cell table:number-columns-repeated="4" office:value-type="time" office:time-value="PT14H51M00S" calcext:value-type="time">
            <text:p>02:51:00 PM</text:p>
          </table:table-cell>
          <table:table-cell/>
        </table:table-row>
        <table:table-row table:style-name="ro1">
          <table:table-cell office:value-type="float" office:value="30306232" calcext:value-type="float">
            <text:p>30306232</text:p>
          </table:table-cell>
          <table:table-cell office:value-type="time" office:time-value="PT14H52M00S" calcext:value-type="time">
            <text:p>02:52:00 PM</text:p>
          </table:table-cell>
          <table:table-cell office:value-type="time" office:time-value="PT38H53M00S" calcext:value-type="time">
            <text:p>02:53:00 PM</text:p>
          </table:table-cell>
          <table:table-cell office:value-type="time" office:time-value="PT62H53M00S" calcext:value-type="time">
            <text:p>02:53:00 PM</text:p>
          </table:table-cell>
          <table:table-cell table:number-columns-repeated="4" office:value-type="time" office:time-value="PT14H56M00S" calcext:value-type="time">
            <text:p>02:56:00 PM</text:p>
          </table:table-cell>
          <table:table-cell/>
        </table:table-row>
        <table:table-row table:style-name="ro1">
          <table:table-cell office:value-type="float" office:value="30306204" calcext:value-type="float">
            <text:p>30306204</text:p>
          </table:table-cell>
          <table:table-cell table:number-columns-repeated="3" office:value-type="time" office:time-value="PT14H58M00S" calcext:value-type="time">
            <text:p>02:58:00 PM</text:p>
          </table:table-cell>
          <table:table-cell table:number-columns-repeated="4" office:value-type="time" office:time-value="PT15H01M00S" calcext:value-type="time">
            <text:p>03:01:00 PM</text:p>
          </table:table-cell>
          <table:table-cell/>
        </table:table-row>
        <table:table-row table:style-name="ro1">
          <table:table-cell office:value-type="float" office:value="30306227" calcext:value-type="float">
            <text:p>30306227</text:p>
          </table:table-cell>
          <table:table-cell table:number-columns-repeated="3" office:value-type="time" office:time-value="PT15H04M00S" calcext:value-type="time">
            <text:p>03:04:00 PM</text:p>
          </table:table-cell>
          <table:table-cell table:number-columns-repeated="4" office:value-type="time" office:time-value="PT15H07M00S" calcext:value-type="time">
            <text:p>03:07:00 PM</text:p>
          </table:table-cell>
          <table:table-cell/>
        </table:table-row>
        <table:table-row table:style-name="ro1">
          <table:table-cell office:value-type="string" calcext:value-type="string">
            <text:p>Check_1</text:p>
          </table:table-cell>
          <table:table-cell table:number-columns-repeated="3" office:value-type="time" office:time-value="PT15H13M00S" calcext:value-type="time">
            <text:p>03:13:00 PM</text:p>
          </table:table-cell>
          <table:table-cell table:number-columns-repeated="4" office:value-type="time" office:time-value="PT15H18M00S" calcext:value-type="time">
            <text:p>03:18:00 PM</text:p>
          </table:table-cell>
          <table:table-cell/>
        </table:table-row>
        <table:table-row table:style-name="ro1">
          <table:table-cell office:value-type="string" calcext:value-type="string">
            <text:p>Check_2</text:p>
          </table:table-cell>
          <table:table-cell table:number-columns-repeated="3" office:value-type="time" office:time-value="PT15H20M00S" calcext:value-type="time">
            <text:p>03:20:00 PM</text:p>
          </table:table-cell>
          <table:table-cell table:number-columns-repeated="4" office:value-type="time" office:time-value="PT15H23M00S" calcext:value-type="time">
            <text:p>03:23:00 PM</text:p>
          </table:table-cell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office:value-type="string" calcext:value-type="string">
            <text:p>timelapse since 15:26</text:p>
          </table:table-cell>
          <table:table-cell table:style-name="Default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3:50:09.273976498</meta:creation-date>
    <dc:date>2017-09-26T15:31:42.619645904</dc:date>
    <meta:editing-duration>PT28M5S</meta:editing-duration>
    <meta:editing-cycles>5</meta:editing-cycles>
    <meta:generator>LibreOffice/5.1.6.2$Linux_X86_64 LibreOffice_project/10m0$Build-2</meta:generator>
    <meta:document-statistic meta:table-count="1" meta:cell-count="93" meta:object-count="0"/>
  </office:meta>
</office:document-meta>
</file>